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T14" style:family="text">
      <style:text-properties fo:font-size="9pt" style:font-size-asian="9pt" style:font-size-complex="9pt"/>
    </style:style>
    <style:style style:name="P1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c433eb" style:family="table">
      <style:table-properties style:rel-width="100" table:align="center"/>
    </style:style>
    <style:style style:name="c433eb.0" style:family="table-column">
      <style:table-column-properties style:column-width="8.82cm"/>
    </style:style>
    <style:style style:name="c433eb.1" style:family="table-column">
      <style:table-column-properties style:column-width="0.88cm"/>
    </style:style>
    <style:style style:name="c433eb.2" style:family="table-column">
      <style:table-column-properties style:column-width="0.88cm"/>
    </style:style>
    <style:style style:name="c433eb.3" style:family="table-column">
      <style:table-column-properties style:column-width="0.88cm"/>
    </style:style>
    <style:style style:name="c433eb.4" style:family="table-column">
      <style:table-column-properties style:column-width="3.53cm"/>
    </style:style>
    <style:style style:name="c433eb" style:family="table">
      <style:table-properties style:rel-width="100" table:align="center"/>
    </style:style>
    <style:style style:name="c433eb.0" style:family="table-column">
      <style:table-column-properties style:column-width="8.82cm"/>
    </style:style>
    <style:style style:name="c433eb.1" style:family="table-column">
      <style:table-column-properties style:column-width="0.88cm"/>
    </style:style>
    <style:style style:name="c433eb.2" style:family="table-column">
      <style:table-column-properties style:column-width="0.88cm"/>
    </style:style>
    <style:style style:name="c433eb.3" style:family="table-column">
      <style:table-column-properties style:column-width="0.88cm"/>
    </style:style>
    <style:style style:name="c433eb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d289eb" table:style="d289eb">
          <table:table-column table:style-name="d289eb.0"/>
          <table:table-column table:style-name="d289eb.1"/>
          <table:table-column table:style-name="d289eb.2"/>
          <table:table-column table:style-name="d289eb.3"/>
          <table:table-column table:style-name="d289eb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LENGUA MATERNA (ESPAÑOL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EXTRANGERA (INGLES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(FÍSICA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4"><text:span text:style-name="T14"><text:s text:c="58"/>PROMEDIOS DE GRADOS ANTERIORES<text:s/></text:span></text:p>
        <table:table table:name="c433eb" table:style="c433eb">
          <table:table-column table:style-name="c433eb.0"/>
          <table:table-column table:style-name="c433eb.1"/>
          <table:table-column table:style-name="c433eb.2"/>
          <table:table-column table:style-name="c433eb.3"/>
          <table:table-column table:style-name="c433eb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1 er GRADO CICLO 2018-2019</text:span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c433eb" style:family="table">
      <style:table-properties style:rel-width="100" table:align="center"/>
    </style:style>
    <style:style style:name="c433eb.0" style:family="table-column">
      <style:table-column-properties style:column-width="8.82cm"/>
    </style:style>
    <style:style style:name="c433eb.1" style:family="table-column">
      <style:table-column-properties style:column-width="0.88cm"/>
    </style:style>
    <style:style style:name="c433eb.2" style:family="table-column">
      <style:table-column-properties style:column-width="0.88cm"/>
    </style:style>
    <style:style style:name="c433eb.3" style:family="table-column">
      <style:table-column-properties style:column-width="0.88cm"/>
    </style:style>
    <style:style style:name="c433eb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1T20:32:40.000</dc:date>
    <meta:generator>PHPWord</meta:generator>
    <meta:initial-creator/>
    <meta:creation-date>2021-05-21T20:32:40.000</meta:creation-date>
    <meta:keyword/>
    <meta:user-defined meta:name="Category"/>
    <meta:user-defined meta:name="Company"/>
    <meta:user-defined meta:name="Manager"/>
  </office:meta>
</office:document-meta>
</file>